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848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79 kWh</text:p>
          </table:table-cell>
          <table:table-cell office:value-type="float" office:value="1095.09" calcext:value-type="float">
            <text:p>1095.09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7</text:p>
          </table:table-cell>
          <table:table-cell office:value-type="float" office:value="8.21" calcext:value-type="float">
            <text:p>8.21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829.27" calcext:value-type="float">
            <text:p>829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3.44" calcext:value-type="float">
            <text:p>13.44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94 kWh</text:p>
          </table:table-cell>
          <table:table-cell office:value-type="float" office:value="1200.01" calcext:value-type="float">
            <text:p>1200.01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9.27" calcext:value-type="float">
            <text:p>9.27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949.88" calcext:value-type="float">
            <text:p>949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45.02" calcext:value-type="float">
            <text:p>245.02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22 kWh</text:p>
          </table:table-cell>
          <table:table-cell office:value-type="float" office:value="1397.43" calcext:value-type="float">
            <text:p>1397.43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11.26" calcext:value-type="float">
            <text:p>11.26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6.78" calcext:value-type="float">
            <text:p>26.78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21 kWh</text:p>
          </table:table-cell>
          <table:table-cell office:value-type="float" office:value="1384.39" calcext:value-type="float">
            <text:p>1384.39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11.14" calcext:value-type="float">
            <text:p>11.14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151.67" calcext:value-type="float">
            <text:p>1151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36 kWh</text:p>
          </table:table-cell>
          <table:table-cell office:value-type="float" office:value="1486.49" calcext:value-type="float">
            <text:p>1486.49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12.17" calcext:value-type="float">
            <text:p>12.17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229.16" calcext:value-type="float">
            <text:p>122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04.76" calcext:value-type="float">
            <text:p>204.7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44 kWh</text:p>
          </table:table-cell>
          <table:table-cell office:value-type="float" office:value="1537.47" calcext:value-type="float">
            <text:p>1537.47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2.69" calcext:value-type="float">
            <text:p>12.69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486.48" calcext:value-type="float">
            <text:p>1486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18 kWh</text:p>
          </table:table-cell>
          <table:table-cell office:value-type="float" office:value="1346.17" calcext:value-type="float">
            <text:p>1346.17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0.79" calcext:value-type="float">
            <text:p>10.79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089.63" calcext:value-type="float">
            <text:p>1089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2.38" calcext:value-type="float">
            <text:p>12.3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35 kWh</text:p>
          </table:table-cell>
          <table:table-cell office:value-type="float" office:value="1461.22" calcext:value-type="float">
            <text:p>1461.22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11.95" calcext:value-type="float">
            <text:p>11.95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219.37" calcext:value-type="float">
            <text:p>1219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9.45" calcext:value-type="float">
            <text:p>9.4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38 kWh</text:p>
          </table:table-cell>
          <table:table-cell office:value-type="float" office:value="1449.3" calcext:value-type="float">
            <text:p>1449.3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1.93" calcext:value-type="float">
            <text:p>11.93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1214.78" calcext:value-type="float">
            <text:p>1214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7.77" calcext:value-type="float">
            <text:p>7.7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40 kWh</text:p>
          </table:table-cell>
          <table:table-cell office:value-type="float" office:value="1452.33" calcext:value-type="float">
            <text:p>1452.33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1.98" calcext:value-type="float">
            <text:p>11.98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218.1" calcext:value-type="float">
            <text:p>121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02.25" calcext:value-type="float">
            <text:p>202.25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21 kWh</text:p>
          </table:table-cell>
          <table:table-cell office:value-type="float" office:value="1316.22" calcext:value-type="float">
            <text:p>1316.22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0.63" calcext:value-type="float">
            <text:p>10.63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276.11" calcext:value-type="float">
            <text:p>1276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31 kWh</text:p>
          </table:table-cell>
          <table:table-cell office:value-type="float" office:value="1353.21" calcext:value-type="float">
            <text:p>1353.21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1.01" calcext:value-type="float">
            <text:p>11.01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1112.31" calcext:value-type="float">
            <text:p>1112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6:42.727000000</meta:creation-date>
    <dc:date>2018-03-27T20:49:34.183000000</dc:date>
    <meta:editing-duration>PT2M51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